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2a62" officeooo:paragraph-rsid="000a2a6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a2a62" officeooo:paragraph-rsid="000a2a6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a2a62" officeooo:paragraph-rsid="000a2a6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a2a62" officeooo:paragraph-rsid="000a2a62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d4 SYSTEME</text:p>
      <text:p text:style-name="P1"/>
      <text:p text:style-name="P2"/>
      <text:p text:style-name="P4">1)</text:p>
      <text:p text:style-name="P4"/>
      <text:p text:style-name="P4">touch archi.sh</text:p>
      <text:p text:style-name="P4">nano archi.sh</text:p>
      <text:p text:style-name="P4">chmod u+x archi.sh</text:p>
      <text:p text:style-name="P4"/>
      <text:p text:style-name="P4">#!/bin/bash</text:p>
      <text:p text:style-name="P4"/>
      <text:p text:style-name="P4">cat ~/Documents/archi.sh &gt; ~/Documents/archi_copie_bis.sh</text:p>
      <text:p text:style-name="P4"/>
      <text:p text:style-name="P4">2)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6:22:12.880665936</meta:creation-date>
    <dc:date>2021-12-14T18:21:33.468798421</dc:date>
    <meta:editing-duration>PT1H16M55S</meta:editing-duration>
    <meta:editing-cycles>1</meta:editing-cycles>
    <meta:document-statistic meta:table-count="0" meta:image-count="0" meta:object-count="0" meta:page-count="1" meta:paragraph-count="8" meta:word-count="16" meta:character-count="128" meta:non-whitespace-character-count="120"/>
    <meta:generator>LibreOffice/7.1.4.2$Linux_X86_64 LibreOffice_project/a529a4fab45b75fefc5b6226684193eb000654f6</meta:generator>
  </office:meta>
</office:document-meta>
</file>